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fec" officeooo:paragraph-rsid="00180fec"/>
    </style:style>
    <style:style style:name="P2" style:family="paragraph" style:parent-style-name="Standard">
      <style:text-properties officeooo:rsid="00180fec" officeooo:paragraph-rsid="001a72c7"/>
    </style:style>
    <style:style style:name="P3" style:family="paragraph" style:parent-style-name="Standard">
      <style:text-properties officeooo:paragraph-rsid="00180fec"/>
    </style:style>
    <style:style style:name="P4" style:family="paragraph" style:parent-style-name="Standard">
      <style:text-properties fo:font-weight="bold" officeooo:rsid="00180fec" officeooo:paragraph-rsid="00180fec" style:font-weight-asian="bold" style:font-weight-complex="bold"/>
    </style:style>
    <style:style style:name="P5" style:family="paragraph" style:parent-style-name="Standard">
      <style:text-properties officeooo:paragraph-rsid="00192317"/>
    </style:style>
    <style:style style:name="P6" style:family="paragraph" style:parent-style-name="Standard">
      <style:text-properties officeooo:paragraph-rsid="001a72c7"/>
    </style:style>
    <style:style style:name="T1" style:family="text">
      <style:text-properties officeooo:rsid="00180f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0fec" style:font-weight-asian="normal" style:font-weight-complex="normal"/>
    </style:style>
    <style:style style:name="T4" style:family="text">
      <style:text-properties fo:font-weight="normal" officeooo:rsid="001a72c7" style:font-weight-asian="normal" style:font-weight-complex="normal"/>
    </style:style>
    <style:style style:name="T5" style:family="text">
      <style:text-properties officeooo:rsid="00192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→ 6</text:p>
      <text:p text:style-name="P4">1 → 2</text:p>
      <text:p text:style-name="P1">2 → 5</text:p>
      <text:p text:style-name="P1">3 → 5</text:p>
      <text:p text:style-name="P4">4 → 4</text:p>
      <text:p text:style-name="P1">5 → 5</text:p>
      <text:p text:style-name="P1">6 → 6</text:p>
      <text:p text:style-name="P4">7 → 3</text:p>
      <text:p text:style-name="P4">8 → 7</text:p>
      <text:p text:style-name="P1">9 → 6</text:p>
      <text:p text:style-name="P1"/>
      <text:p text:style-name="P2">6 → 6 &amp;&amp; <text:span text:style-name="T2">!included(1, x)</text:span></text:p>
      <text:p text:style-name="P6"><text:span text:style-name="T3">9 → 6 &amp;&amp; included(1, x) </text:span><text:span text:style-name="T4">&amp;&amp; </text:span><text:span text:style-name="T3">included(4,x)</text:span></text:p>
      <text:p text:style-name="P2">0 → 6 &amp;&amp; <text:span text:style-name="T2">included(1, x) </text:span><text:span text:style-name="T4">&amp;&amp; </text:span>!<text:span text:style-name="T2">included(4,x)</text:span></text:p>
      <text:p text:style-name="P4"/>
      <text:p text:style-name="P3"><text:span text:style-name="T1">3 → 5 &amp;&amp; included(1,x)</text:span></text:p>
      <text:p text:style-name="P5"><text:span text:style-name="T1">5 → 5 &amp;&amp; !included(1,x) &amp;&amp; included(</text:span><text:span text:style-name="T5">x</text:span><text:span text:style-name="T1">,</text:span><text:span text:style-name="T5">6</text:span><text:span text:style-name="T1">)</text:span></text:p>
      <text:p text:style-name="P5"><text:span text:style-name="T1">2 → 5 &amp;&amp; !included(1,x) &amp;&amp; !included(</text:span><text:span text:style-name="T5">x</text:span><text:span text:style-name="T1">,</text:span><text:span text:style-name="T5">6</text:span><text:span text:style-name="T1">)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16:09:10.957868756</meta:creation-date>
    <dc:date>2021-12-18T16:22:40.468381026</dc:date>
    <meta:editing-duration>PT13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1" meta:character-count="258" meta:non-whitespace-character-count="203"/>
  </office:meta>
</office:document-meta>
</file>